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text-properties fo:background-color="#c0c0c0"/>
    </style:style>
    <style:style style:name="P3" style:family="paragraph" style:parent-style-name="Text_20_body">
      <style:paragraph-properties fo:break-before="page"/>
    </style:style>
    <style:style style:name="P4" style:family="paragraph" style:parent-style-name="Standard" style:list-style-name="L2"/>
    <style:style style:name="P5" style:family="paragraph" style:parent-style-name="Text_20_body" style:list-style-name="L1"/>
    <style:style style:name="P6" style:family="paragraph" style:parent-style-name="Text_20_body" style:list-style-name="L2">
      <style:text-properties fo:background-color="transparent"/>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OrgBulletedList"/>
    <style:style style:name="P10" style:family="paragraph" style:parent-style-name="Text_20_body" style:list-style-name="OrgNumberedList"/>
    <style:style style:name="P11" style:family="paragraph" style:parent-style-name="Heading_20_1" style:list-style-name="">
      <style:text-properties fo:background-color="#ffff00"/>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6929in" style:type="right"/>
        </style:tab-stops>
      </style:paragraph-properties>
    </style:style>
    <style:style style:name="P14" style:family="paragraph" style:parent-style-name="Contents_20_2">
      <style:paragraph-properties>
        <style:tab-stops>
          <style:tab-stop style:position="6.4965in" style:type="right"/>
        </style:tab-stops>
      </style:paragraph-properties>
    </style:style>
    <style:style style:name="P15" style:family="paragraph">
      <style:paragraph-properties fo:text-align="center"/>
    </style:style>
    <style:style style:name="P16" style:family="paragraph">
      <style:paragraph-properties fo:text-align="center"/>
      <style:text-properties fo:font-size="10pt" style:font-size-asian="10pt" style:font-size-complex="10pt"/>
    </style:style>
    <style:style style:name="P17" style:family="paragraph">
      <style:paragraph-properties fo:text-align="end"/>
    </style:style>
    <style:style style:name="T1" style:family="text">
      <style:text-properties fo:background-color="#ffff00"/>
    </style:style>
    <style:style style:name="T2" style:family="text">
      <style:text-properties fo:font-size="10pt" style:font-size-asian="10pt" style:font-size-complex="10pt"/>
    </style:style>
    <style:style style:name="T3" style:family="text">
      <style:text-properties style:font-name="Times New Roman"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marker-start="Arrowhead_20_37" draw:marker-start-width="0.0799in" draw:marker-end=""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svg:stroke-width="0in" draw:marker-start="Arrowhead_20_38" draw:marker-start-width="0.0799in" draw:marker-end="" draw:textarea-horizontal-align="center" draw:textarea-vertical-align="middle" fo:padding-top="0in" fo:padding-bottom="0in" fo:padding-left="0in" fo:padding-right="0in" style:run-through="foreground"/>
    </style:style>
    <style:style style:name="gr9" style:family="graphic">
      <style:graphic-properties draw:marker-start="Arrowhead_20_39" draw:marker-start-width="0.0799in" draw:textarea-horizontal-align="center" draw:textarea-vertical-align="middle" style:run-through="foreground"/>
    </style:style>
    <style:style style:name="gr10" style:family="graphic">
      <style:graphic-properties draw:stroke="dash" draw:stroke-dash="Ultrafine_20_Dashed" draw:marker-start="" draw:marker-end="Arrowhead_20_40" draw:marker-end-width="0.0799in" draw:textarea-horizontal-align="center" draw:textarea-vertical-align="middle" style:run-through="foreground"/>
    </style:style>
    <style:style style:name="gr11" style:family="graphic">
      <style:graphic-properties draw:stroke="dash" draw:stroke-dash="Ultrafine_20_Dashed" draw:marker-start="Arrowhead_20_40" draw:marker-start-width="0.0799in" draw:marker-end="" draw:textarea-horizontal-align="center" draw:textarea-vertical-align="middle" style:run-through="foreground"/>
    </style:style>
    <style:style style:name="gr12" style:family="graphic">
      <style:graphic-properties draw:stroke="dash" draw:stroke-dash="Ultrafine_20_Dashed" draw:marker-end="Arrowhead_20_42" draw:marker-end-width="0.0799in" draw:textarea-horizontal-align="center" draw:textarea-vertical-align="middle" style:run-through="foreground"/>
    </style:style>
    <style:style style:name="gr13" style:family="graphic">
      <style:graphic-properties draw:stroke="dash" draw:stroke-dash="Ultrafine_20_Dashed" draw:marker-end="Arrowhead_20_43" draw:marker-end-width="0.0799in" draw:textarea-horizontal-align="center" draw:textarea-vertical-align="middle" style:run-through="foreground"/>
    </style:style>
    <style:style style:name="gr14" style:family="graphic">
      <style:graphic-properties draw:stroke="dash" draw:stroke-dash="Ultrafine_20_Dashed" draw:marker-end="Arrowhead_20_44" draw:marker-end-width="0.0799in" draw:textarea-horizontal-align="center" draw:textarea-vertical-align="middle" style:run-through="foreground"/>
    </style:style>
    <style:style style:name="gr15" style:family="graphic">
      <style:graphic-properties draw:stroke="dash" draw:stroke-dash="Ultrafine_20_Dashed" draw:marker-end="Arrowhead_20_45" draw:marker-end-width="0.0799in" draw:textarea-horizontal-align="center" draw:textarea-vertical-align="middle" style:run-through="foreground"/>
    </style:style>
    <style:style style:name="gr16" style:family="graphic">
      <style:graphic-properties draw:stroke="dash" draw:stroke-dash="Ultrafine_20_Dashed" draw:marker-end="Arrowhead_20_46" draw:marker-end-width="0.0799in" draw:textarea-horizontal-align="center" draw:textarea-vertical-align="middle" style:run-through="foreground"/>
    </style:style>
    <style:style style:name="gr17" style:family="graphic">
      <style:graphic-properties draw:stroke="dash" draw:stroke-dash="Ultrafine_20_Dashed" draw:marker-end="Arrowhead_20_47" draw:marker-end-width="0.0799in" draw:textarea-horizontal-align="center" draw:textarea-vertical-align="middle" style:run-through="foreground"/>
    </style:style>
    <style:style style:name="gr18" style:family="graphic">
      <style:graphic-properties draw:stroke="dash" draw:stroke-dash="Ultrafine_20_Dashed" draw:marker-end="Arrowhead_20_48" draw:marker-end-width="0.0799in" draw:textarea-horizontal-align="center" draw:textarea-vertical-align="middle" style:run-through="foreground"/>
    </style:style>
    <style:style style:name="gr19" style:family="graphic">
      <style:graphic-properties draw:textarea-horizontal-align="center" draw:textarea-vertical-align="top" style:run-through="foreground"/>
    </style:style>
    <style:style style:name="gr20" style:family="graphic">
      <style:graphic-properties draw:marker-end="Arrowhead_20_40" draw:marker-end-width="0.0799in" draw:textarea-horizontal-align="center" draw:textarea-vertical-align="top" style:run-through="foreground"/>
    </style:style>
    <style:style style:name="gr21" style:family="graphic">
      <style:graphic-properties draw:stroke="dash" draw:stroke-dash="Ultrafine_20_Dashed" draw:marker-end="Arrowhead_20_40" draw:marker-end-width="0.0799in" draw:textarea-horizontal-align="center" draw:textarea-vertical-align="top" style:run-through="foreground"/>
    </style:style>
    <style:style style:name="gr22" style:family="graphic">
      <style:graphic-properties draw:fill="solid" draw:fill-color="#cccccc" draw:textarea-horizontal-align="center" draw:textarea-vertical-align="middle" style:run-through="foreground"/>
    </style:style>
    <style:style style:name="gr23" style:family="graphic">
      <style:graphic-properties draw:fill="solid" draw:fill-color="#ff9966" draw:textarea-horizontal-align="center" draw:textarea-vertical-align="middle" style:run-through="foreground"/>
    </style:style>
    <style:style style:name="gr24" style:family="graphic">
      <style:graphic-properties draw:marker-start="" draw:marker-end="Arrowhead_20_40" draw:marker-end-width="0.0799in" draw:textarea-horizontal-align="center" draw:textarea-vertical-align="middle" style:run-through="foreground"/>
    </style:style>
    <style:style style:name="gr25" style:family="graphic">
      <style:graphic-properties draw:fill="solid" draw:fill-color="#cccccc" draw:textarea-horizontal-align="center" draw:textarea-vertical-align="middle" style:run-through="foreground"/>
    </style:style>
    <style:style style:name="gr26" style:family="graphic">
      <style:graphic-properties draw:fill="solid" draw:fill-color="#ff9966" draw:textarea-horizontal-align="center" draw:textarea-vertical-align="middle" style:run-through="foreground"/>
    </style:style>
    <style:style style:name="gr27" style:family="graphic">
      <style:graphic-properties svg:stroke-color="#ffffff" draw:textarea-horizontal-align="right" draw:textarea-vertical-align="botto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Архитектура симулятора</text:title></text:p>
      <text:p text:style-name="OrgSubtitle"/>
      <text:table-of-content text:style-name="Sect1" text:protected="true" text:name="Table of Contents1">
        <text:table-of-content-source text:outline-level="3">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2" text:name="Table of Contents1_Head">
            <text:p text:style-name="Contents_20_Heading">Содержание</text:p>
          </text:index-title>
          <text:p text:style-name="P13"><text:a xlink:type="simple" xlink:href="#__RefHeading__1475_192090382" text:style-name="Index_20_Link" text:visited-style-name="Index_20_Link">1. Назначение<text:tab/>2</text:a></text:p>
          <text:p text:style-name="P13"><text:a xlink:type="simple" xlink:href="#__RefHeading__1477_192090382" text:style-name="Index_20_Link" text:visited-style-name="Index_20_Link">2. Принципы построения<text:tab/>3</text:a></text:p>
          <text:p text:style-name="P13"><text:a xlink:type="simple" xlink:href="#__RefHeading__1027_2037835511" text:style-name="Index_20_Link" text:visited-style-name="Index_20_Link">3. Обзор архитектуры программного комплекса симулятора<text:tab/>5</text:a></text:p>
          <text:p text:style-name="P13"><text:a xlink:type="simple" xlink:href="#__RefHeading__1479_192090382" text:style-name="Index_20_Link" text:visited-style-name="Index_20_Link">4. Структура симулятора<text:tab/>6</text:a></text:p>
          <text:p text:style-name="P13"><text:a xlink:type="simple" xlink:href="#__RefHeading__1485_192090382" text:style-name="Index_20_Link" text:visited-style-name="Index_20_Link">5. Компоненты системы модулей<text:tab/>8</text:a></text:p>
          <text:p text:style-name="P14"><text:a xlink:type="simple" xlink:href="#__RefHeading__1487_192090382" text:style-name="Index_20_Link" text:visited-style-name="Index_20_Link">5.1. Интерфейс<text:tab/>8</text:a></text:p>
          <text:p text:style-name="P14"><text:a xlink:type="simple" xlink:href="#__RefHeading__1489_192090382" text:style-name="Index_20_Link" text:visited-style-name="Index_20_Link">5.2. Модуль<text:tab/>9</text:a></text:p>
          <text:p text:style-name="P13"><text:a xlink:type="simple" xlink:href="#__RefHeading__1491_192090382" text:style-name="Index_20_Link" text:visited-style-name="Index_20_Link">6. Работа с модулями<text:tab/>9</text:a></text:p>
          <text:p text:style-name="P14"><text:a xlink:type="simple" xlink:href="#__RefHeading__1493_192090382" text:style-name="Index_20_Link" text:visited-style-name="Index_20_Link">6.1. Инициализация<text:tab/>9</text:a></text:p>
          <text:p text:style-name="P14"><text:a xlink:type="simple" xlink:href="#__RefHeading__1495_192090382" text:style-name="Index_20_Link" text:visited-style-name="Index_20_Link">6.2. Взаимодействие между модулями<text:tab/>10</text:a></text:p>
          <text:p text:style-name="P14"><text:a xlink:type="simple" xlink:href="#__RefHeading__1497_192090382" text:style-name="Index_20_Link" text:visited-style-name="Index_20_Link">6.3. Создание новых модулей<text:tab/>10</text:a></text:p>
          <text:p text:style-name="P14"><text:a xlink:type="simple" xlink:href="#__RefHeading__1499_192090382" text:style-name="Index_20_Link" text:visited-style-name="Index_20_Link">6.4. Создание нового интерфейса<text:tab/>10</text:a></text:p>
          <text:p text:style-name="P14"><text:a xlink:type="simple" xlink:href="#__RefHeading__1501_192090382" text:style-name="Index_20_Link" text:visited-style-name="Index_20_Link">6.5. Использование модулей в программе узлов<text:tab/>10</text:a></text:p>
        </text:index-body>
      </text:table-of-content>
      <text:h text:style-name="P11" text:outline-level="1"><text:bookmark-start text:name="__RefHeading__517_2077957312"/><text:bookmark-end text:name="__RefHeading__517_2077957312"/></text:h>
      <text:h text:style-name="P12" text:outline-level="1"><text:bookmark-start text:name="__RefHeading__1475_192090382"/><text:bookmark-start text:name="OrgXref.sec-1"/><text:bookmark text:name="sec-1"/>Назначение<text:bookmark-end text:name="__RefHeading__1475_192090382"/><text:bookmark-end text:name="OrgXref.sec-1"/></text:h>
      <text:p text:style-name="Text_20_body">Данный программный комплекс является симулятором беспроводных сенсорных сетей общего назначения. В круг решаемых им задач входят:</text:p>
      <text:list xml:id="list193023008" text:style-name="L1">
        <text:list-item>
          <text:list>
            <text:list-item>
              <text:p text:style-name="P5">Задачи, требующие моделирования радио приемников-передатчиков и радиоканала</text:p>
              <text:p text:style-name="P5">примеры: позиционирование узлов на основе мощности принятого сигнала, исследование алгоритмов автоматической смены радиоканала, исследование работы нескольких БСС в одном помещении, исследование пропускных способностей БСС различных топологий.</text:p>
            </text:list-item>
            <text:list-item>
              <text:p text:style-name="P5">Задачи, требующие моделирования собственного неточного времени узлов</text:p>
              <text:p text:style-name="P5">примеры: исследование методов синхронизации.</text:p>
            </text:list-item>
            <text:list-item>
              <text:p text:style-name="P5">Задачи с подвижными узлами и сценой</text:p>
              <text:p text:style-name="P5">примеры: исследование работы БСС при наличии подвижных препятствий, БСС, обнаруживающие проникновение посторонних лиц в помещение, перемещение с позиционированием на основе мощности принятого сигнала .</text:p>
            </text:list-item>
            <text:list-item>
              <text:p text:style-name="P5">Задачи, в которых узлам необходимо отслеживать изменения среды</text:p>
              <text:p text:style-name="P5">примеры: определение координат источника звука , мониторинг лесных пожаров , БСС в медицинском учреждении.</text:p>
            </text:list-item>
          </text:list>
        </text:list-item>
      </text:list>
      <text:p text:style-name="Text_20_body">Одной из основных целей преследуемых при создании симулятора было предоставление пользователю возможности самостоятельного расширения его функциональности по мере необходимости. Например, пользователь может заменить реализацию модели радиоканала, не учитывающую отражение сигнала, на учитывающую, не меняя реализацию других моделей. Таким образом, во время эксплуатации симулятора список решаемых задач будет расширяться.</text:p>
      <text:p text:style-name="P3"/>
      <text:h text:style-name="Heading_20_1" text:outline-level="1"><text:bookmark-start text:name="__RefHeading__1477_192090382"/><text:bookmark-start text:name="OrgXref.sec-2"/><text:bookmark text:name="sec-2"/>Принципы<text:bookmark-end text:name="OrgXref.sec-2"/> построения<text:bookmark-end text:name="__RefHeading__1477_192090382"/></text:h>
      <text:list xml:id="list2042759900" text:style-name="L2">
        <text:list-item>
          <text:p text:style-name="P6">Использование дискретно-событийной модели</text:p>
          <text:p text:style-name="P6">При построении данного симулятора используется парадигма событийно-ориентированного программирования. Согласно этой парадигме, взаимодействие объектов сводится к обмену сообщений между ними, а работа симулятора сводится к обработке событий. Симулятор моделирует шкалу времени симулируемого процесса — виртуальное время. Период времени между возникновением двух событий не требует обработки, что позволяет изменять виртуальное время дискретно. Все события образуют упорядоченную по возрастанию времени их возникновения очередь. Работа симулятора сводится к циклической выборке и обработке очередного события. Обработка каждого события может привести к созданию новых и добавлению их очередь в соответствии со своим временем возникновения, сохраняя порядок очереди.</text:p>
        </text:list-item>
        <text:list-item>
          <text:p text:style-name="P6">Разделение логики работы узлов, аппаратуры, среды</text:p>
          <text:p text:style-name="P6">В симуляторе можно выделить сущности, логику работы которых можно изолировать от логики работы других сущностей. Реализация таких сущностей записывается в программную единицу, называемую модулем, внутренняя структура которой скрыта от других сущностей, а общение между ними происходит через заранее определенные интерфейсы. Например, модуль радио приемника-передатчика стандарта IEEE802.15.4 не зная деталей реализации модуля радиоканала может общаться с ним через их совместный интерфейс.[чего?] Такой подход обеспечивает модульную структуру симулятора, что позволяет изменять старые и добавлять новые модули, не трогая независимые от этих модулей, также упрощает отладку каждого модуля, так как локализовать ошибку внутри одного модуля проще.</text:p>
        </text:list-item>
        <text:list-item>
          <text:p text:style-name="P6">Использование ЯП Lua для разработки программ узлов</text:p>
          <text:p text:style-name="P6">ЯП Lua — маленький, быстрый и простой язык программирования, предназначенный, в первую очередь, для встраивания в большие программы, требующие расширения функциональности пользователем. В симуляторе модули на Lua могут работать наравне с модулями на C++. Например, на Lua можно реализовать программу узла. Однако Lua уступает в производительности C++, поэтому для ресурсоемких задач лучше использовать C++.</text:p>
        </text:list-item>
        <text:list-item>
          <text:p text:style-name="P6">Расширяемость</text:p>
          <text:p text:style-name="P6">В основе симулятора лежит гибкая система модулей. С ее помощью пользователь может самостоятельно добавить необходимый ему функционал в симулятор, или изменить уже существующий. Для этого пользователю надо оформить в соответствии с правилами оформления модулей реализацию новой функции. Модули можно реализовывать на ЯП C++ или на ЯП Lua. Разрабатывать модули на Lua проще чем на C++, но работают они медленнее. Подробнее об разработке новых модулей в [TODO].</text:p>
        </text:list-item>
        <text:list-item>
          <text:p text:style-name="P6">Кросс-платформенность</text:p>
          <text:p text:style-name="P4">Разработка симулятора происходит с использованием кросс-платформенного инструментария разработки ПО на языке программирования C++ - Qt. Он позволяет запускать написанное с его помощью ПО в большинстве современных операционных систем путём простой компиляции программы для каждой ОС без изменения <text:soft-page-break/>исходного кода. Qt включает в себя все основные классы, которые могут потребоваться при разработке прикладного программного обеспечения, начиная от элементов графического интерфейса и заканчивая классами для работы с XML.</text:p>
          <text:p text:style-name="P4"/>
        </text:list-item>
        <text:list-item>
          <text:p text:style-name="P6">Открытые исходники</text:p>
          <text:p text:style-name="P6">Исходный код симулятора доступен для анализа … Где? Какая лицензия?</text:p>
        </text:list-item>
        <text:list-item>
          <text:p text:style-name="P6">Коллективная разработка</text:p>
          <text:p text:style-name="P6">В разработке симулятора используются современная распределенная система управления версиями git. Она позволяет следить за изменениями исходного кода программ, например, можно узнать кто, когда и какие изменения добавил в проект, а также управлять различными его состояниями: определять новые версии, создавать изолированные ветки кода, в которые будут добавляться новые функции, не ломая при этом стабильную версию, производить слияние и синхронизацию кода нескольких разработчиков.</text:p>
        </text:list-item>
      </text:list>
      <text:p text:style-name="P2"/>
      <text:h text:style-name="P12" text:outline-level="1"><text:bookmark-start text:name="__RefHeading__1027_2037835511"/>Обзор архитектуры программного комплекса симулятора<text:bookmark-end text:name="__RefHeading__1027_2037835511"/></text:h>
      <text:p text:style-name="Text_20_body">Программный комплекс симулятора разделен на несколько программ:</text:p>
      <text:list xml:id="list1149429263" text:style-name="L3">
        <text:list-item>
          <text:list>
            <text:list-item>
              <text:p text:style-name="P7">ввод исходных данных;</text:p>
            </text:list-item>
            <text:list-item>
              <text:p text:style-name="P7">симулятор и система модулей;</text:p>
            </text:list-item>
            <text:list-item>
              <text:p text:style-name="P7">отображение и анализ результатов.</text:p>
            </text:list-item>
          </text:list>
        </text:list-item>
      </text:list>
      <text:p text:style-name="Standard">Программа ввода исходных данных служит для составления файла проекта и передача этого файла симулятору. В файле проекта содержится информация о проекте, ссылки на программы узлов, информация о требуемых для выполнения задачи модулях, исходные данные модулей, типы и параметры событий и т. д. (Подробнее о содержании и формате файла проекта [TODO]).</text:p>
      <text:p text:style-name="Text_20_body">Симулятор занимается имитационным моделированием БСС в соответствии с требованиями файла проекта. Симулятор разделен на ядро и множество модулей, которые с разной степенью детализации реализуют составные части исследуемой модели, такие как алгоритмы работы узлов, работа аппаратуры узлов и поведение окружающей среды. В зависимости от требований программ узлов выбираются модули, наиболее эффективно реализующие моделируемые объекты.</text:p>
      <text:p text:style-name="Text_20_body">Ядро выполняет функции управления модулями и обработки очереди событий.</text:p>
      <text:p text:style-name="Text_20_body">Результатом работы симулятора является журнал событий.</text:p>
      <text:p text:style-name="Text_20_body">Каждая симуляция создает новый журнал. Набор таких журналов и файл проекта поступают в программу отображения и анализа результатов.</text:p>
      <text:p text:style-name="Text_20_body">Схема работы комплекса:</text:p>
      <text:p text:style-name="Text_20_body"><draw:g text:anchor-type="paragraph" draw:z-index="5" draw:style-name="gr3"><draw:rect draw:style-name="gr4" draw:text-style-name="P16" svg:width="1.3579in" svg:height="0.6862in" svg:x="4.4075in" svg:y="0.061in"><text:p text:style-name="P15"><text:span text:style-name="T2">Отображение и анализ</text:span></text:p><text:p text:style-name="P15"><text:span text:style-name="T2">результатов</text:span></text:p></draw:rect><draw:rect draw:style-name="gr4" draw:text-style-name="P16" svg:width="1.1543in" svg:height="0.8134in" svg:x="0.7118in" svg:y="0.022in"><text:p text:style-name="P15"><text:span text:style-name="T2">Ввод исходных</text:span></text:p><text:p text:style-name="P15"><text:span text:style-name="T2">данных</text:span></text:p></draw:rect><draw:custom-shape draw:style-name="gr5" draw:text-style-name="P16" svg:width="0.7913in" svg:height="0.8878in" svg:x="1.4154in" svg:y="1.3929in"><text:p text:style-name="P15"><text:span text:style-name="T2">Программы</text:span></text:p><text:p text:style-name="P15"><text:span text:style-name="T2">узлов</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5" draw:text-style-name="P16" svg:width="0.4622in" svg:height="0.5496in" svg:x="1.3382in" svg:y="2.6972in"><text:p text:style-name="P15"><text:span text:style-name="T2">Проект</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5" draw:text-style-name="P16" svg:width="0.9697in" svg:height="0.9496in" svg:x="4.0319in" svg:y="1.4382in"><text:p text:style-name="P15"><text:span text:style-name="T2">Журнал 1</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6" draw:text-style-name="P15" svg:x1="0.7114in" svg:y1="0.4783in" svg:x2="0.3409in" svg:y2="0.4783in"><text:p/></draw:line><draw:line draw:style-name="gr7" draw:text-style-name="P15" svg:x1="0.3409in" svg:y1="0.4783in" svg:x2="0.3409in" svg:y2="3.5555in"><text:p/></draw:line><draw:line draw:style-name="gr7" draw:text-style-name="P15" svg:x1="0.3409in" svg:y1="3.5555in" svg:x2="5.9445in" svg:y2="3.5555in"><text:p/></draw:line><draw:line draw:style-name="gr7" draw:text-style-name="P15" svg:x1="5.9445in" svg:y1="0.4783in" svg:x2="5.9445in" svg:y2="3.5555in"><text:p/></draw:line><draw:line draw:style-name="gr7" draw:text-style-name="P15" svg:x1="5.9445in" svg:y1="0.4783in" svg:x2="5.7661in" svg:y2="0.4783in"><text:p/></draw:line><draw:line draw:style-name="gr8" draw:text-style-name="P15" svg:x1="2.5173in" svg:y1="0.45in" svg:x2="1.8661in" svg:y2="0.45in"><text:p/></draw:line><draw:line draw:style-name="gr9" draw:text-style-name="P15" svg:x1="4.4079in" svg:y1="0.422in" svg:x2="3.672in" svg:y2="0.422in"><text:p/></draw:line><draw:line draw:style-name="gr10" draw:text-style-name="P15" svg:x1="1.0161in" svg:y1="0.8346in" svg:x2="1.339in" svg:y2="2.6976in"><text:p/></draw:line><draw:line draw:style-name="gr11" draw:text-style-name="P15" svg:x1="1.5244in" svg:y1="1.4713in" svg:x2="1.3386in" svg:y2="0.8346in"><text:p/></draw:line><draw:line draw:style-name="gr12" draw:text-style-name="P15" svg:x1="2.2063in" svg:y1="1.6925in" svg:x2="2.6417in" svg:y2="1.1205in"><text:p/></draw:line><draw:line draw:style-name="gr13" draw:text-style-name="P15" svg:x1="1.7992in" svg:y1="2.7472in" svg:x2="3.2244in" svg:y2="1.1201in"><text:p/></draw:line><draw:line draw:style-name="gr14" draw:text-style-name="P15" svg:x1="1.7992in" svg:y1="2.889in" svg:x2="4.5012in" svg:y2="0.7469in"><text:p/></draw:line><draw:line draw:style-name="gr15" draw:text-style-name="P15" svg:x1="3.6189in" svg:y1="1.1201in" svg:x2="4.0319in" svg:y2="1.6508in"><text:p/></draw:line><draw:line draw:style-name="gr16" draw:text-style-name="P15" svg:x1="2.787in" svg:y1="1.1201in" svg:x2="4.0961in" svg:y2="2.7472in"><text:p/></draw:line><draw:line draw:style-name="gr17" draw:text-style-name="P15" svg:x1="4.8043in" svg:y1="1.4382in" svg:x2="5.0768in" svg:y2="0.7469in"><text:p/></draw:line><draw:line draw:style-name="gr18" draw:text-style-name="P15" svg:x1="5.0657in" svg:y1="2.7181in" svg:x2="5.5055in" svg:y2="0.7469in"><text:p/></draw:line><draw:rect draw:style-name="gr19" draw:text-style-name="P16" svg:width="1.1559in" svg:height="1.074in" svg:x="2.5173in" svg:y="0.0465in"><text:p text:style-name="P15"><text:span text:style-name="T2">Симулятор</text:span></text:p></draw:rect><draw:rect draw:style-name="gr4" draw:text-style-name="P16" svg:width="0.9394in" svg:height="0.7232in" svg:x="2.6319in" svg:y="0.3102in"><text:p><text:span text:style-name="T2"/></text:p><text:p><text:span text:style-name="T3">Система</text:span></text:p><text:p><text:span text:style-name="T3">модулей</text:span></text:p></draw:rect><draw:custom-shape draw:style-name="gr5" draw:text-style-name="P16" svg:width="0.9705in" svg:height="0.9488in" svg:x="4.0957in" svg:y="2.4992in"><text:p text:style-name="P15"><text:span text:style-name="T2">Журнал 2</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0" draw:text-style-name="P16" svg:x1="6.0429in" svg:y1="1.4748in" svg:x2="7.3004in" svg:y2="1.4705in"><text:p text:style-name="P15"><text:span text:style-name="T2">управление</text:span></text:p></draw:line><draw:line draw:style-name="gr21" draw:text-style-name="P16" svg:x1="6.0583in" svg:y1="1.8398in" svg:x2="7.3157in" svg:y2="1.8354in"><text:p text:style-name="P15"><text:span text:style-name="T2">Передача данных</text:span></text:p></draw:line></draw:g></text:p>
      <text:p text:style-name="Text_20_body"/>
      <text:p text:style-name="Text_20_body"/>
      <text:p text:style-name="P3"/>
      <text:h text:style-name="Heading_20_1" text:outline-level="1"><text:bookmark-start text:name="__RefHeading__1479_192090382"/><text:span text:style-name="T1">Структура</text:span><text:bookmark-start text:name="OrgXref.sec-3"/> симулятора<text:bookmark-end text:name="__RefHeading__1479_192090382"/><text:bookmark-end text:name="OrgXref.sec-3"/></text:h>
      <text:p text:style-name="Text_20_body"/>
      <text:p text:style-name="P1">Ядро симулятора состоит из следующих блоков:</text:p>
      <text:list xml:id="list1475930433" text:style-name="L4">
        <text:list-item>
          <text:p text:style-name="P8">модель среды;</text:p>
        </text:list-item>
        <text:list-item>
          <text:p text:style-name="P8">модель узлов;</text:p>
          <text:list>
            <text:list-item>
              <text:p text:style-name="P8">модель аппаратуры;</text:p>
            </text:list-item>
            <text:list-item>
              <text:p text:style-name="P8">модель программы;</text:p>
            </text:list-item>
          </text:list>
        </text:list-item>
        <text:list-item>
          <text:p text:style-name="P8">очередь событий.</text:p>
        </text:list-item>
      </text:list>
      <text:p text:style-name="Text_20_body">Функциональность блока обеспечивается за счет модулей.</text:p>
      <text:p text:style-name="Text_20_body">В зависимости от задачи к блокам подключаются необходимые модули.</text:p>
      <text:p text:style-name="Text_20_body">Например, модель среды может состоять из модуля радиоканала, обеспечивающего распространение радиосигнала от узлов, сцены, определяющей расположение узлов в пространстве и размеры среды, полей измеряемых величин.</text:p>
      <text:p text:style-name="Text_20_body">Модель аппаратуры может содержать модули процессора, датчиков полей измеряемых величин, антенн, источника питания, радио приемника-передатчика, таймеров.</text:p>
      <text:p text:style-name="Text_20_body"><draw:g text:anchor-type="paragraph" draw:z-index="6" draw:style-name="gr3"><draw:rect draw:style-name="gr19" draw:text-style-name="P15" svg:width="2.2551in" svg:height="3.8512in" svg:x="-0.4146in" svg:y="1.2791in"><text:p text:style-name="P15">Среда</text:p></draw:rect><draw:rect draw:style-name="gr19" draw:text-style-name="P15" svg:width="2.4039in" svg:height="5.2776in" svg:x="3.4091in" svg:y="1.2575in"><text:p text:style-name="P15">Узел</text:p></draw:rect><draw:rect draw:style-name="gr22" draw:text-style-name="P16" svg:width="2.1157in" svg:height="0.2594in" svg:x="-0.3374in" svg:y="2.1492in"><text:p text:style-name="P15"><text:span text:style-name="T2">Сцена</text:span></text:p></draw:rect><draw:rect draw:style-name="gr22" draw:text-style-name="P16" svg:width="2.1087in" svg:height="0.2433in" svg:x="-0.3374in" svg:y="1.6654in"><text:p text:style-name="P15"><text:span text:style-name="T2">Радиоканал</text:span></text:p></draw:rect><draw:rect draw:style-name="gr22" draw:text-style-name="P16" svg:width="2.1224in" svg:height="0.2925in" svg:x="-0.3445in" svg:y="2.6417in"><text:p text:style-name="P15"><text:span text:style-name="T2">Поля измеряемых величин</text:span></text:p></draw:rect><draw:rect draw:style-name="gr19" draw:text-style-name="P15" svg:width="2.285in" svg:height="2.9079in" svg:x="3.478in" svg:y="1.6756in"><text:p text:style-name="P15">Аппаратура</text:p></draw:rect><draw:rect draw:style-name="gr19" draw:text-style-name="P15" svg:width="2.285in" svg:height="1.5476in" svg:x="3.4638in" svg:y="4.8862in"><text:p text:style-name="P15">Программа</text:p></draw:rect><draw:rect draw:style-name="gr22" draw:text-style-name="P16" svg:width="2.1224in" svg:height="0.2543in" svg:x="-0.3445in" svg:y="3.1193in"><text:p text:style-name="P15"><text:span text:style-name="T2">Дискретные события</text:span></text:p></draw:rect><draw:rect draw:style-name="gr22" draw:text-style-name="P16" svg:width="2.1012in" svg:height="0.3433in" svg:x="3.5835in" svg:y="4.0953in"><text:p text:style-name="P15"><text:span text:style-name="T2">Процессор</text:span></text:p></draw:rect><draw:rect draw:style-name="gr22" draw:text-style-name="P16" svg:width="1.6787in" svg:height="0.4969in" svg:x="3.548in" svg:y="3.3638in"><text:p text:style-name="P15"><text:span text:style-name="T2">Радио приемник-передатчик</text:span></text:p></draw:rect><draw:rect draw:style-name="gr22" draw:text-style-name="P16" svg:width="1.2362in" svg:height="0.4969in" svg:x="3.5571in" svg:y="2.0382in"><text:p text:style-name="P15"><text:span text:style-name="T2">Датчик полей </text:span></text:p><text:p text:style-name="P15"><text:span text:style-name="T2">измеряемых величин</text:span></text:p></draw:rect><draw:rect draw:style-name="gr22" draw:text-style-name="P16" svg:width="0.8559in" svg:height="0.3315in" svg:x="3.5571in" svg:y="2.722in"><text:p text:style-name="P15"><text:span text:style-name="T2">Антенна</text:span></text:p></draw:rect><draw:rect draw:style-name="gr22" draw:text-style-name="P16" svg:width="1.2224in" svg:height="0.3071in" svg:x="4.4764in" svg:y="2.7209in"><text:p text:style-name="P15"><text:span text:style-name="T2">Источник питания</text:span></text:p></draw:rect><draw:rect draw:style-name="gr22" draw:text-style-name="P16" svg:width="2.1449in" svg:height="0.3406in" svg:x="3.548in" svg:y="5.1701in"><text:p text:style-name="P15"><text:span text:style-name="T2">MAC</text:span></text:p></draw:rect><draw:rect draw:style-name="gr22" draw:text-style-name="P16" svg:width="2.1421in" svg:height="0.3406in" svg:x="3.5571in" svg:y="5.5819in"><text:p text:style-name="P15"><text:span text:style-name="T2">NWK</text:span></text:p></draw:rect><draw:rect draw:style-name="gr22" draw:text-style-name="P16" svg:width="0.8224in" svg:height="0.4969in" svg:x="4.8909in" svg:y="2.0382in"><text:p text:style-name="P15"><text:span text:style-name="T2">Другие</text:span></text:p><text:p text:style-name="P15"><text:span text:style-name="T2">устройства</text:span></text:p></draw:rect><draw:rect draw:style-name="gr23" draw:text-style-name="P16" svg:width="2.1449in" svg:height="0.3413in" svg:x="3.548in" svg:y="5.9854in"><text:p text:style-name="P15"><text:span text:style-name="T2">APL</text:span></text:p></draw:rect><draw:rect draw:style-name="gr19" draw:text-style-name="P15" svg:width="6.2157in" svg:height="0.4933in" svg:x="-0.3957in" svg:y="0.4409in"><text:p text:style-name="P15">Очередь событий</text:p></draw:rect><draw:rect draw:style-name="gr22" draw:text-style-name="P16" svg:width="0.9689in" svg:height="0.335in" svg:x="0.6898in" svg:y="0.5299in"><text:p text:style-name="P15"><text:span text:style-name="T2">Журнал</text:span></text:p></draw:rect><draw:rect draw:style-name="gr22" draw:text-style-name="P16" svg:width="0.9642in" svg:height="0.3358in" svg:x="3.672in" svg:y="0.5409in"><text:p text:style-name="P15"><text:span text:style-name="T2">Статистика</text:span></text:p></draw:rect><draw:line draw:style-name="gr24" draw:text-style-name="P15" svg:x1="4.0406in" svg:y1="3.3646in" svg:x2="4.0406in" svg:y2="3.0531in"><text:p/></draw:line><draw:line draw:style-name="gr24" draw:text-style-name="P15" svg:x1="3.5555in" svg:y1="2.7925in" svg:x2="1.7705in" svg:y2="1.7827in"><text:p/></draw:line><draw:line draw:style-name="gr24" draw:text-style-name="P15" svg:x1="3.5559in" svg:y1="2.298in" svg:x2="1.778in" svg:y2="2.7921in"><text:p/></draw:line><draw:line draw:style-name="gr24" draw:text-style-name="P15" svg:x1="3.4083in" svg:y1="1.6043in" svg:x2="1.778in" svg:y2="2.2528in"><text:p/></draw:line><draw:line draw:style-name="gr24" draw:text-style-name="P15" svg:x1="4.5669in" svg:y1="4.8866in" svg:x2="4.5669in" svg:y2="4.439in"><text:p/></draw:line><draw:line draw:style-name="gr24" draw:text-style-name="P15" svg:x1="4.5669in" svg:y1="4.0945in" svg:x2="4.5669in" svg:y2="3.8598in"><text:p/></draw:line><draw:line draw:style-name="gr24" draw:text-style-name="P15" svg:x1="5.4031in" svg:y1="4.0941in" svg:x2="5.4031in" svg:y2="3.0272in"><text:p/></draw:line><draw:line draw:style-name="gr24" draw:text-style-name="P15" svg:x1="4.8768in" svg:y1="3.3638in" svg:x2="4.8768in" svg:y2="3.0272in"><text:p/></draw:line><draw:line draw:style-name="gr24" draw:text-style-name="P15" svg:x1="4.2583in" svg:y1="3.0531in" svg:x2="4.2583in" svg:y2="3.3646in"><text:p/></draw:line><draw:line draw:style-name="gr24" draw:text-style-name="P15" svg:x1="1.778in" svg:y1="2.711in" svg:x2="3.5559in" svg:y2="2.2047in"><text:p/></draw:line><draw:line draw:style-name="gr24" draw:text-style-name="P15" svg:x1="1.778in" svg:y1="1.7272in" svg:x2="3.5559in" svg:y2="2.7217in"><text:p/></draw:line><draw:line draw:style-name="gr24" draw:text-style-name="P15" svg:x1="4.722in" svg:y1="4.439in" svg:x2="4.722in" svg:y2="4.8866in"><text:p/></draw:line><draw:line draw:style-name="gr24" draw:text-style-name="P15" svg:x1="4.4339in" svg:y1="3.8598in" svg:x2="4.4339in" svg:y2="4.0945in"><text:p/></draw:line><draw:rect draw:name="fghfgh" draw:style-name="gr7" draw:text-style-name="P17" svg:width="0.498in" svg:height="0.3622in" svg:x="5.9035in" svg:y="0.5827in"><svg:title>dsfsd</svg:title><svg:desc>sdfsdf</svg:desc><text:p/></draw:rect><draw:rect draw:style-name="gr25" draw:text-style-name="P16" svg:width="0.498in" svg:height="0.3606in" svg:x="5.9035in" svg:y="0.9445in"><text:p/></draw:rect><draw:rect draw:style-name="gr26" draw:text-style-name="P16" svg:width="0.498in" svg:height="0.3614in" svg:x="5.9035in" svg:y="1.3047in"><text:p/></draw:rect><draw:line draw:style-name="gr27" draw:text-style-name="P15" svg:x1="5.9031in" svg:y1="0.9441in" svg:x2="7.3756in" svg:y2="0.9362in"><text:p text:style-name="P15">Часть ядра</text:p></draw:line><draw:line draw:style-name="gr27" draw:text-style-name="P15" svg:x1="5.9031in" svg:y1="1.3051in" svg:x2="7.3756in" svg:y2="1.2972in"><text:p text:style-name="P15">Модуль</text:p></draw:line><draw:line draw:style-name="gr27" draw:text-style-name="P15" svg:x1="5.9031in" svg:y1="1.665in" svg:x2="7.3756in" svg:y2="1.6571in"><text:p text:style-name="P15">Программа</text:p><text:p text:style-name="P15"><text:s/>пользователя</text:p></draw:line></draw:g>Модель программы может включать в себя модули, реализующие уровни стека протоколов <text:soft-page-break/>ZigBee. APL уровень стека протоколов является программой пользователя.</text:p>
      <text:p text:style-name="Text_20_body">Очередь событий может работать с модулями журналов и статистики.</text:p>
      <text:p text:style-name="Text_20_body"/>
      <text:h text:style-name="P12" text:outline-level="1" text:is-list-header="true"/>
      <text:h text:style-name="Heading_20_1" text:outline-level="1"><text:bookmark-start text:name="__RefHeading__1485_192090382"/><text:bookmark-start text:name="OrgXref.sec-6"/><text:bookmark text:name="sec-6"/>Компоненты системы<text:bookmark-end text:name="OrgXref.sec-6"/> модулей<text:bookmark-end text:name="__RefHeading__1485_192090382"/></text:h>
      <text:h text:style-name="Heading_20_2" text:outline-level="2"><text:bookmark-start text:name="__RefHeading__1487_192090382"/><text:bookmark-start text:name="OrgXref.sec-6-1"/><text:bookmark text:name="sec-6-1"/>Интерфейс<text:bookmark-end text:name="__RefHeading__1487_192090382"/><text:bookmark-end text:name="OrgXref.sec-6-1"/></text:h>
      <text:p text:style-name="Text_20_body">В общем понимании интерфейс - набор правил взаимодействия некоторых элементов системы.</text:p>
      <text:p text:style-name="Text_20_body">Задачей интерфейса является организация взаимодействия между различными модулями и между модулями и ядром. Для этого каждый модуль сообщает какие из интерфейсов он реализует (экспортирует) и какие использует (импортирует).</text:p>
      <text:p text:style-name="Text_20_body">Модули могут экспортировать и импортировать неограниченное количество интерфейсов одновременно.</text:p>
      <text:p text:style-name="Text_20_body">Интерфейсы характеризуется названием и набором методов. Модули, экспортирующие какой-либо интерфейс должны реализовать все методы, определённые в интерфейсе.</text:p>
      <text:p text:style-name="Text_20_body">Интерфейс существует в двух видах:</text:p>
      <text:list xml:id="list558224105" text:style-name="OrgBulletedList">
        <text:list-item>
          <text:p text:style-name="P9">в виде заголовочных файлов C++ во время компиляции модулей на C++; </text:p>
        </text:list-item>
        <text:list-item>
          <text:p text:style-name="P9">в виде объектов во время выполнения симуляции.</text:p>
        </text:list-item>
      </text:list>
      <text:p text:style-name="Text_20_body">Объекты интерфейса содержат ссылку на модуль, экспортирующий этот интерфейс. Ссылки на объекты интерфейса передаются модулям, импортирующим этот интерфейс.</text:p>
      <text:p text:style-name="Text_20_body">Для каждого экспортируемого интерфейса каждого загруженного модуля будет создан объект интерфейса содержащий ссылку на свой модуль. В соответствии с указаниями, полученными из файла проекта, ядро передаст ссылку на один из объектов интерфейса модулю, импортирующего этот интерфейс. </text:p>
      <text:p text:style-name="Text_20_body">FIXME: не очень понятно написано. Если есть 2 модуля, экспортирующих 1 интерфейс, то будет создано 2 объекта интерфейса. </text:p>
      <text:p text:style-name="Text_20_body"/>
      <text:p text:style-name="Text_20_body">! С одним объектом на все модули в интерфейсах будет сложный и медленный алгоритм диспетчеризации. Скорее всего его не удобно будет использовать из программ узлов.</text:p>
      <text:p text:style-name="Text_20_body">! Если объектов интерфейсов много, то что делать если несколько модулей экспортировали интерфейс сразу? Хранить список из импортируемых объектов интерфейса и вызывать каждый? Тоже не удобно, зато можно задать любой порядок вызова.</text:p>
      <text:p text:style-name="Text_20_body">! есть третий способ? В интерфейсе указывать сколько штук их может быть? Или автоматически создавать несколько объектов для интерфейсов, вызываемых из программ узлов, для всех остальных обойтись по одному?</text:p>
      <text:p text:style-name="Text_20_body">! TODO: попробовать все способы </text:p>
      <text:p text:style-name="Text_20_body"/>
      <text:p text:style-name="Text_20_body">Пример: Модуль датчика с помощью интерфейса поля измеряемых величин взаимодействует с модулем температуры </text:p>
      <text:p text:style-name="Text_20_body"><draw:rect text:anchor-type="paragraph" draw:z-index="0" draw:style-name="gr1" draw:text-style-name="P15" svg:width="1.0469in" svg:height="1.2815in" svg:x="-0.0453in" svg:y="0.0866in"><text:p text:style-name="P15">Модуль</text:p><text:p text:style-name="P15">Датчик</text:p></draw:rect><draw:rect text:anchor-type="paragraph" draw:z-index="1" draw:style-name="gr1" draw:text-style-name="P15" svg:width="2.0768in" svg:height="1.2815in" svg:x="1.0016in" svg:y="0.0866in"><text:p text:style-name="P15">Импортируемый интерфейс</text:p><text:p text:style-name="P15">Поле измеряемых величин</text:p><text:p text:style-name="P15">double field(x, y, z, time)</text:p></draw:rect><draw:rect text:anchor-type="paragraph" draw:z-index="2" draw:style-name="gr1" draw:text-style-name="P15" svg:width="2.0996in" svg:height="1.2815in" svg:x="3.9165in" svg:y="0.0874in"><text:p text:style-name="P15">Экспортируемый интерфейс</text:p><text:p text:style-name="P15">Поле измеряемых величин</text:p><text:p text:style-name="P15">double field(x, y, z, time)</text:p></draw:rect><draw:rect text:anchor-type="paragraph" draw:z-index="3" draw:style-name="gr1" draw:text-style-name="P15" svg:width="1.0469in" svg:height="1.2815in" svg:x="6.0161in" svg:y="0.0874in"><text:p text:style-name="P15">Модуль</text:p><text:p text:style-name="P15">Температура</text:p></draw:rect></text:p>
      <text:p text:style-name="Text_20_body"><draw:line text:anchor-type="paragraph" draw:z-index="4" draw:style-name="gr2" draw:text-style-name="P15" svg:x1="3.078in" svg:y1="0.461in" svg:x2="3.9169in" svg:y2="0.461in"><text:p/></draw:line></text:p>
      <text:p text:style-name="Text_20_body"><text:soft-page-break/>Очередь событий экспортирует интерфейс IEventQueue, на основе которого могут работать модули журнала и подобные ему. </text:p>
      <text:p text:style-name="Text_20_body">Среда импортирует интерфейс IEnvironment.</text:p>
      <text:p text:style-name="Text_20_body">Все составляющие среду компоненты должны экспортировать этот интерфейс.</text:p>
      <text:p text:style-name="Text_20_body">Узлы импортируют 2 интерфейса IHardware и ISoftware.</text:p>
      <text:p text:style-name="Text_20_body">Ядро импортирует интерфейс ISimulator, этот интерфейс должны экспортировать все модули симулятора.</text:p>
      <text:p text:style-name="Text_20_body">TODO: описать системные интерфейсы подробнее. </text:p>
      <text:p text:style-name="Text_20_body"/>
      <text:p text:style-name="Text_20_body">Для добавления нового интерфейса пользователь должен создать заголовочный файл C++ определяющий интерфейс и положить файл в каталог с интерфейсами. </text:p>
      <text:p text:style-name="Text_20_body">TODO: надо стандартизировать структуру каталогов. </text:p>
      <text:h text:style-name="Heading_20_2" text:outline-level="2"><text:bookmark-start text:name="__RefHeading__1489_192090382"/><text:bookmark-start text:name="OrgXref.sec-6-2"/><text:bookmark text:name="sec-6-2"/>Модуль<text:bookmark-end text:name="__RefHeading__1489_192090382"/><text:bookmark-end text:name="OrgXref.sec-6-2"/></text:h>
      <text:p text:style-name="Text_20_body">Модуль является составной частью исследуемой модели, такой как алгоритм работы узлов, работа аппаратуры узлов и поведение окружающей среды. Модули могут быть реализованы на C++ или на Lua. </text:p>
      <text:p text:style-name="Text_20_body">Модули характеризуются названием, версией, краткой и подробной информацией, списком экспортируемых/импортируемых интерфейсов и списком входных данных. Способ описания характеристик задается интерфейсом ISimulator. </text:p>
      <text:p text:style-name="Text_20_body">При подключении одного из модулей, должны быть подключены модули, экспортирующие все интерфейсы, которые импортирует подключенный. Если в системе есть несколько модулей с одинаковым набором интерфейсов, пользователю потребуется выбрать подходящий из них. Примером может служить 2 модуля радиоканала: радиоканал с учетом отражения сигнала и без него.</text:p>
      <text:p text:style-name="Text_20_body">Каждый модуль содержит ссылки на объекты всех интерфейсов, которые он импортирует. Через них он сможет взаимодействовать с другими модулями. </text:p>
      <text:p text:style-name="Text_20_body">Информация об интерфейсах для модулей на C++ содержится в заголовочных файлах в каталоге с интерфейсами. Для Lua интерфейсы регистрируются во время загрузки модуля через объекты интерфейсов. </text:p>
      <text:h text:style-name="Heading_20_1" text:outline-level="1"><text:bookmark-start text:name="__RefHeading__1491_192090382"/><text:bookmark-start text:name="OrgXref.sec-7"/><text:bookmark text:name="sec-7"/>Работа с модулями<text:bookmark-end text:name="__RefHeading__1491_192090382"/><text:bookmark-end text:name="OrgXref.sec-7"/></text:h>
      <text:h text:style-name="Heading_20_2" text:outline-level="2"><text:bookmark-start text:name="__RefHeading__1493_192090382"/><text:bookmark-start text:name="OrgXref.sec-7-1"/><text:bookmark text:name="sec-7-1"/>Инициализация<text:bookmark-end text:name="__RefHeading__1493_192090382"/><text:bookmark-end text:name="OrgXref.sec-7-1"/></text:h>
      <text:p text:style-name="Text_20_body">В качестве входных данных ядро получает файл проекта и набор программ узлов. Из файла проекта ядро узнает: </text:p>
      <text:list xml:id="list1267041503" text:style-name="OrgNumberedList">
        <text:list-item>
          <text:p text:style-name="P10">какие интерфейсы необходимо загрузить;</text:p>
        </text:list-item>
        <text:list-item>
          <text:p text:style-name="P10">какие модули необходимо загрузить;</text:p>
        </text:list-item>
        <text:list-item>
          <text:p text:style-name="P10">какие модули с какими необходимо соединить через интерфейсы;</text:p>
        </text:list-item>
        <text:list-item>
          <text:p text:style-name="P10">каким модулям необходимо передать исходные данные (TODO: разобраться с этим).</text:p>
        </text:list-item>
      </text:list>
      <text:p text:style-name="Text_20_body"><text:soft-page-break/>Для каждого используемого интерфейса ядро создает объект интерфейса. Объект подгружает соответствующий заголовочный файл с описанием интерфейса и посредством синтаксического анализа определяет и запоминает его методы. </text:p>
      <text:p text:style-name="Text_20_body">На следующем этапе происходит загрузка указанных модулей. Для каждого экспортируемого интерфейса каждого модуля создается копия объекта интерфейса с ссылкой на этот модуль. TODO: нужен особый порядок загрузки модулей? </text:p>
      <text:p text:style-name="Text_20_body">После чего выполняется связывание модулей. В соответствии с указаниями в проектном файле, ссылки на объекты интерфейсов передаются импортирующим этот интерфейс модулям. Если импортирующий интерфейс модуль реализован на Lua, то объект интерфейса регистрируется на интерпретаторе Lua этого модуля. </text:p>
      <text:p text:style-name="Text_20_body">Далее модулям передаются их исходные данные, загружаются программы узлов и начинается симуляция. </text:p>
      <text:h text:style-name="Heading_20_2" text:outline-level="2"><text:bookmark-start text:name="__RefHeading__1495_192090382"/><text:bookmark-start text:name="OrgXref.sec-7-2"/><text:bookmark text:name="sec-7-2"/>Взаимодействие между модулями<text:bookmark-end text:name="__RefHeading__1495_192090382"/><text:bookmark-end text:name="OrgXref.sec-7-2"/></text:h>
      <text:p text:style-name="Text_20_body">Модуль, который хочет использовать методы другого модуля, должен добавить этот интерфейс с список импортируемых. В этом случае он получит ссылку на объект интерфейса, через который можно вызвать нужный метод другого модуля. </text:p>
      <text:p text:style-name="Text_20_body">TODO: тут нужен пример и картинка </text:p>
      <text:h text:style-name="Heading_20_2" text:outline-level="2"><text:bookmark-start text:name="__RefHeading__1497_192090382"/><text:bookmark-start text:name="OrgXref.sec-7-3"/><text:bookmark text:name="sec-7-3"/>Создание новых модулей<text:bookmark-end text:name="__RefHeading__1497_192090382"/><text:bookmark-end text:name="OrgXref.sec-7-3"/></text:h>
      <text:p text:style-name="Text_20_body">Каждый модуль должен экспортировать интерфейс ISimulator и экспортировать или импортировать как минимум один другой интерфейс. </text:p>
      <text:list xml:id="list1842401859" text:style-name="OrgBulletedList">
        <text:list-item>
          <text:p text:style-name="P9">Модули на C++ Для экспорта интерфейса надо отнаследоваться от этого интерфейса и реализовать все его методы. Для импорта нужно записать название интерфейса в список импортируемых. </text:p>
        </text:list-item>
        <text:list-item>
          <text:p text:style-name="P9">Модули на Lua Для экспорта интерфейса надо добавить название интерфейса в список экспортируемых и реализовать все его методы. Для импорта достаточно добавить название интерфейса в список импортируемых. TODO: добавить таблицу преобразования типов аргументов </text:p>
        </text:list-item>
      </text:list>
      <text:h text:style-name="Heading_20_2" text:outline-level="2"><text:bookmark-start text:name="__RefHeading__1499_192090382"/><text:bookmark-start text:name="OrgXref.sec-7-4"/><text:bookmark text:name="sec-7-4"/>Создание нового интерфейса<text:bookmark-end text:name="__RefHeading__1499_192090382"/><text:bookmark-end text:name="OrgXref.sec-7-4"/></text:h>
      <text:p text:style-name="Text_20_body">Для добавления нового интерфейса пользователь должен создать заголовочный файл C++ определяющий интерфейс и положить файл в каталог с интерфейсами. </text:p>
      <text:h text:style-name="Heading_20_2" text:outline-level="2"><text:bookmark-start text:name="__RefHeading__1501_192090382"/><text:bookmark-start text:name="OrgXref.sec-7-5"/><text:bookmark text:name="sec-7-5"/>Использование модулей в программе узлов<text:bookmark-end text:name="__RefHeading__1501_192090382"/><text:bookmark-end text:name="OrgXref.sec-7-5"/></text:h>
      <text:p text:style-name="Text_20_body">TODO: решить как оформлять программы узлов.</text:p>
      <text:p text:style-name="Text_20_body">Программа узла может пользоваться только интерфейсами, отнаследованных от интерфейсов IHardware и Isoftware.</text:p>
      <text:p text:style-name="Text_20_body">Для доступа производится через команду get() узла, которая принимает в качестве аргументов название интересующего модуля и возвращает его интерфейс. </text:p>
      <text:p text:style-name="Text_20_body">TODO: на Lua что передавать?</text:p>
      <text:p text:style-name="Text_20_body">В случае реализации программы на C++, заголовочный файл с интерфейсом должен быть <text:soft-page-break/>подключен к программе.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_20_37" draw:display-name="Arrowhead 37" svg:viewBox="0 0 20 30" svg:d="m10 0-10 30h20z"/>
    <draw:marker draw:name="Arrowhead_20_38" draw:display-name="Arrowhead 38" svg:viewBox="0 0 20 30" svg:d="m10 0-10 30h20z"/>
    <draw:marker draw:name="Arrowhead_20_39" draw:display-name="Arrowhead 39" svg:viewBox="0 0 20 30" svg:d="m10 0-10 30h20z"/>
    <draw:marker draw:name="Arrowhead_20_40" draw:display-name="Arrowhead 40" svg:viewBox="0 0 20 30" svg:d="m10 0-10 30h20z"/>
    <draw:marker draw:name="Arrowhead_20_42" draw:display-name="Arrowhead 42" svg:viewBox="0 0 20 30" svg:d="m10 0-10 30h20z"/>
    <draw:marker draw:name="Arrowhead_20_43" draw:display-name="Arrowhead 43" svg:viewBox="0 0 20 30" svg:d="m10 0-10 30h20z"/>
    <draw:marker draw:name="Arrowhead_20_44" draw:display-name="Arrowhead 44" svg:viewBox="0 0 20 30" svg:d="m10 0-10 30h20z"/>
    <draw:marker draw:name="Arrowhead_20_45" draw:display-name="Arrowhead 45" svg:viewBox="0 0 20 30" svg:d="m10 0-10 30h20z"/>
    <draw:marker draw:name="Arrowhead_20_46" draw:display-name="Arrowhead 46" svg:viewBox="0 0 20 30" svg:d="m10 0-10 30h20z"/>
    <draw:marker draw:name="Arrowhead_20_47" draw:display-name="Arrowhead 47" svg:viewBox="0 0 20 30" svg:d="m10 0-10 30h20z"/>
    <draw:marker draw:name="Arrowhead_20_48" draw:display-name="Arrowhead 48" svg:viewBox="0 0 20 30" svg:d="m10 0-10 30h20z"/>
    <draw:marker draw:name="Arrowheads_20_1" draw:display-name="Arrowheads 1" svg:viewBox="0 0 1321 3493" svg:d="m1321 3493h-1321l702-3493z"/>
    <draw:stroke-dash draw:name="Ultrafine_20_Dashed" draw:display-name="Ultrafine Dashed" draw:style="rect" draw:dots1="1" draw:dots1-length="0.0201in" draw:dots2="1" draw:dots2-length="0.0201in" draw:distance="0.0201in"/>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193in" fo:border="0.51pt solid #000000" style:shadow="none">
        <style:background-image/>
      </style:paragraph-properties>
    </style:style>
    <style:style style:name="OrgFixedWidthBlock" style:family="paragraph" style:parent-style-name="Preformatted_20_Text">
      <style:paragraph-properties fo:background-color="#c0c0c0" fo:padding="0.0193in" fo:border="0.51pt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svg:x="0in" svg:y="0in" fo:margin-top="0in" fo:margin-bottom="0in" style:vertical-pos="middle" style:vertical-rel="paragraph-content" style:horizontal-pos="from-left" style:horizontal-rel="paragraph-content"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26pt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1"/>
      </text:list-level-style-bullet>
      <text:list-level-style-bullet text:level="2" text:style-name="Bullet_5f_20_5f_Symbols" style:num-suffix="." text:bullet-char="•">
        <style:list-level-properties text:space-before="0.5in" text:min-label-width="0.25in"/>
        <style:text-properties style:font-name="StarSymbol1"/>
      </text:list-level-style-bullet>
      <text:list-level-style-bullet text:level="3" text:style-name="Bullet_5f_20_5f_Symbols" style:num-suffix="." text:bullet-char="•">
        <style:list-level-properties text:space-before="0.75in" text:min-label-width="0.25in"/>
        <style:text-properties style:font-name="StarSymbol1"/>
      </text:list-level-style-bullet>
      <text:list-level-style-bullet text:level="4" text:style-name="Bullet_5f_20_5f_Symbols" style:num-suffix="." text:bullet-char="•">
        <style:list-level-properties text:space-before="1in" text:min-label-width="0.25in"/>
        <style:text-properties style:font-name="StarSymbol1"/>
      </text:list-level-style-bullet>
      <text:list-level-style-bullet text:level="5" text:style-name="Bullet_5f_20_5f_Symbols" style:num-suffix="." text:bullet-char="•">
        <style:list-level-properties text:space-before="1.25in" text:min-label-width="0.25in"/>
        <style:text-properties style:font-name="StarSymbol1"/>
      </text:list-level-style-bullet>
      <text:list-level-style-bullet text:level="6" text:style-name="Bullet_5f_20_5f_Symbols" style:num-suffix="." text:bullet-char="•">
        <style:list-level-properties text:space-before="1.5in" text:min-label-width="0.25in"/>
        <style:text-properties style:font-name="StarSymbol1"/>
      </text:list-level-style-bullet>
      <text:list-level-style-bullet text:level="7" text:style-name="Bullet_5f_20_5f_Symbols" style:num-suffix="." text:bullet-char="•">
        <style:list-level-properties text:space-before="1.75in" text:min-label-width="0.25in"/>
        <style:text-properties style:font-name="StarSymbol1"/>
      </text:list-level-style-bullet>
      <text:list-level-style-bullet text:level="8" text:style-name="Bullet_5f_20_5f_Symbols" style:num-suffix="." text:bullet-char="•">
        <style:list-level-properties text:space-before="2in" text:min-label-width="0.25in"/>
        <style:text-properties style:font-name="StarSymbol1"/>
      </text:list-level-style-bullet>
      <text:list-level-style-bullet text:level="9" text:style-name="Bullet_5f_20_5f_Symbols" style:num-suffix="." text:bullet-char="•">
        <style:list-level-properties text:space-before="2.25in" text:min-label-width="0.25in"/>
        <style:text-properties style:font-name="StarSymbol1"/>
      </text:list-level-style-bullet>
      <text:list-level-style-bullet text:level="10" text:style-name="Bullet_5f_20_5f_Symbols" style:num-suffix="." text:bullet-char="•">
        <style:list-level-properties text:space-before="2.5in" text:min-label-width="0.25in"/>
        <style:text-properties style:font-name="StarSymbol1"/>
      </text:list-level-style-bullet>
    </text:list-style>
    <text:list-style style:name="OrgDescriptionList">
      <text:list-level-style-number text:level="1" style:num-format="">
        <style:list-level-properties text:space-before="0.25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0.75in" text:min-label-width="0.25in"/>
      </text:list-level-style-number>
      <text:list-level-style-number text:level="4" style:num-format="">
        <style:list-level-properties text:space-before="1in" text:min-label-width="0.25in"/>
      </text:list-level-style-number>
      <text:list-level-style-number text:level="5" style:num-format="">
        <style:list-level-properties text:space-before="1.25in" text:min-label-width="0.25in"/>
      </text:list-level-style-number>
      <text:list-level-style-number text:level="6" style:num-format="">
        <style:list-level-properties text:space-before="1.5in" text:min-label-width="0.25in"/>
      </text:list-level-style-number>
      <text:list-level-style-number text:level="7" style:num-format="">
        <style:list-level-properties text:space-before="1.75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25in" text:min-label-width="0.25in"/>
      </text:list-level-style-number>
      <text:list-level-style-number text:level="10" style:num-format="">
        <style:list-level-properties text:space-before="2.5in" text:min-label-width="0.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pp</meta:initial-creator>
    <dc:date>2012-03-05T16:49:42</dc:date>
    <meta:creation-date>2012-02-23T23:09:37+04:00</meta:creation-date>
    <meta:generator>LibreOffice/3.5$Linux_X86_64 LibreOffice_project/350m1$Build-11</meta:generator>
    <meta:keyword/>
    <dc:subject/>
    <dc:title>Архитектура симулятора</dc:title>
    <meta:editing-duration>P1DT4H55S</meta:editing-duration>
    <meta:editing-cycles>96</meta:editing-cycles>
    <meta:document-statistic meta:table-count="0" meta:image-count="0" meta:object-count="0" meta:page-count="11" meta:paragraph-count="123" meta:word-count="1834" meta:character-count="13609" meta:non-whitespace-character-count="12406"/>
  </office:meta>
</office:document-meta>
</file>